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style:font-name="Arial" officeooo:rsid="00060562" officeooo:paragraph-rsid="00060562"/>
    </style:style>
    <style:style style:name="P2" style:family="paragraph" style:parent-style-name="Text_20_body">
      <style:paragraph-properties fo:line-height="150%"/>
      <style:text-properties officeooo:paragraph-rsid="0027d8b8"/>
    </style:style>
    <style:style style:name="P3" style:family="paragraph" style:parent-style-name="Text_20_body">
      <style:paragraph-properties fo:line-height="150%"/>
      <style:text-properties style:font-name="Arial" officeooo:rsid="002cf0ad" officeooo:paragraph-rsid="0027d8b8"/>
    </style:style>
    <style:style style:name="P4" style:family="paragraph" style:parent-style-name="Text_20_body">
      <style:paragraph-properties fo:line-height="150%"/>
      <style:text-properties officeooo:paragraph-rsid="00336d1b"/>
    </style:style>
    <style:style style:name="P5" style:family="paragraph" style:parent-style-name="Text_20_body">
      <style:paragraph-properties fo:line-height="150%"/>
      <style:text-properties style:font-name="Arial" officeooo:rsid="00321838" officeooo:paragraph-rsid="00311f0a"/>
    </style:style>
    <style:style style:name="P6" style:family="paragraph" style:parent-style-name="Text_20_body">
      <style:paragraph-properties fo:line-height="150%"/>
      <style:text-properties officeooo:paragraph-rsid="001e8200"/>
    </style:style>
    <style:style style:name="P7" style:family="paragraph" style:parent-style-name="Text_20_body">
      <style:paragraph-properties fo:line-height="150%"/>
      <style:text-properties style:font-name="Arial" officeooo:rsid="00171e35" officeooo:paragraph-rsid="001e8200"/>
    </style:style>
    <style:style style:name="P8" style:family="paragraph" style:parent-style-name="Text_20_body">
      <style:paragraph-properties fo:line-height="150%"/>
      <style:text-properties officeooo:paragraph-rsid="00053ab6"/>
    </style:style>
    <style:style style:name="P9" style:family="paragraph" style:parent-style-name="Text_20_body">
      <style:paragraph-properties fo:line-height="150%"/>
      <style:text-properties style:font-name="Arial" officeooo:rsid="00053ab6" officeooo:paragraph-rsid="00053ab6"/>
    </style:style>
    <style:style style:name="P10" style:family="paragraph" style:parent-style-name="Text_20_body">
      <style:paragraph-properties fo:line-height="150%" fo:text-align="start" style:justify-single-word="false"/>
      <style:text-properties officeooo:paragraph-rsid="00060562"/>
    </style:style>
    <style:style style:name="P11" style:family="paragraph" style:parent-style-name="Text_20_body">
      <style:paragraph-properties fo:line-height="150%" fo:text-align="start" style:justify-single-word="false"/>
      <style:text-properties style:font-name="Arial" officeooo:rsid="00060562" officeooo:paragraph-rsid="00060562"/>
    </style:style>
    <style:style style:name="P12" style:family="paragraph" style:parent-style-name="Heading_20_1">
      <style:paragraph-properties fo:line-height="150%"/>
      <style:text-properties officeooo:paragraph-rsid="00053ab6"/>
    </style:style>
    <style:style style:name="P13" style:family="paragraph" style:parent-style-name="Text_20_body">
      <style:paragraph-properties fo:line-height="150%"/>
      <style:text-properties officeooo:paragraph-rsid="00216301"/>
    </style:style>
    <style:style style:name="P14" style:family="paragraph" style:parent-style-name="Text_20_body">
      <style:paragraph-properties fo:line-height="150%"/>
      <style:text-properties officeooo:paragraph-rsid="00349f16"/>
    </style:style>
    <style:style style:name="P15" style:family="paragraph" style:parent-style-name="Text_20_body">
      <style:text-properties officeooo:paragraph-rsid="00060562"/>
    </style:style>
    <style:style style:name="P16" style:family="paragraph" style:parent-style-name="Text_20_body">
      <style:paragraph-properties fo:orphans="0"/>
      <style:text-properties fo:color="#000000" loext:opacity="100%" fo:background-color="#ffffff"/>
    </style:style>
    <style:style style:name="P17" style:family="paragraph" style:parent-style-name="Text_20_body">
      <style:text-properties officeooo:rsid="00060562" officeooo:paragraph-rsid="00060562"/>
    </style:style>
    <style:style style:name="T1" style:family="text">
      <style:text-properties officeooo:rsid="0009fec7"/>
    </style:style>
    <style:style style:name="T2" style:family="text">
      <style:text-properties style:font-name="Arial" officeooo:rsid="00073f35"/>
    </style:style>
    <style:style style:name="T3" style:family="text">
      <style:text-properties style:font-name="Arial" officeooo:rsid="0009fec7"/>
    </style:style>
    <style:style style:name="T4" style:family="text">
      <style:text-properties style:font-name="Arial" officeooo:rsid="00088528"/>
    </style:style>
    <style:style style:name="T5" style:family="text">
      <style:text-properties style:font-name="Arial" officeooo:rsid="0027d8b8"/>
    </style:style>
    <style:style style:name="T6" style:family="text">
      <style:text-properties style:font-name="Arial" officeooo:rsid="0027fef9"/>
    </style:style>
    <style:style style:name="T7" style:family="text">
      <style:text-properties style:font-name="Arial" officeooo:rsid="002cf0ad"/>
    </style:style>
    <style:style style:name="T8" style:family="text">
      <style:text-properties style:font-name="Arial" officeooo:rsid="0013658b"/>
    </style:style>
    <style:style style:name="T9" style:family="text">
      <style:text-properties style:font-name="Arial" officeooo:rsid="002b075e"/>
    </style:style>
    <style:style style:name="T10" style:family="text">
      <style:text-properties style:font-name="Arial" officeooo:rsid="00296812"/>
    </style:style>
    <style:style style:name="T11" style:family="text">
      <style:text-properties style:font-name="Arial" officeooo:rsid="0017f80f"/>
    </style:style>
    <style:style style:name="T12" style:family="text">
      <style:text-properties style:font-name="Arial"/>
    </style:style>
    <style:style style:name="T13" style:family="text">
      <style:text-properties style:font-name="Arial" officeooo:rsid="00216090"/>
    </style:style>
    <style:style style:name="T14" style:family="text">
      <style:text-properties style:font-name="Arial" officeooo:rsid="0027cd5e"/>
    </style:style>
    <style:style style:name="T15" style:family="text">
      <style:text-properties style:font-name="Arial" officeooo:rsid="00311f0a"/>
    </style:style>
    <style:style style:name="T16" style:family="text">
      <style:text-properties style:font-name="Arial" officeooo:rsid="00321838"/>
    </style:style>
    <style:style style:name="T17" style:family="text">
      <style:text-properties style:font-name="Arial" officeooo:rsid="0034b098"/>
    </style:style>
    <style:style style:name="T18" style:family="text">
      <style:text-properties style:font-name="Arial" officeooo:rsid="00336d1b"/>
    </style:style>
    <style:style style:name="T19" style:family="text">
      <style:text-properties style:font-name="Arial" officeooo:rsid="002e8a9d"/>
    </style:style>
    <style:style style:name="T20" style:family="text">
      <style:text-properties style:font-name="Arial" officeooo:rsid="00349f16"/>
    </style:style>
    <style:style style:name="T21" style:family="text">
      <style:text-properties style:font-name="Arial" officeooo:rsid="0018d38e"/>
    </style:style>
    <style:style style:name="T22" style:family="text">
      <style:text-properties style:font-name="Arial" officeooo:rsid="00146ed2"/>
    </style:style>
    <style:style style:name="T23" style:family="text">
      <style:text-properties style:font-name="Arial" officeooo:rsid="001e8200"/>
    </style:style>
    <style:style style:name="T24" style:family="text">
      <style:text-properties style:font-name="Arial" officeooo:rsid="001ca611"/>
    </style:style>
    <style:style style:name="T25" style:family="text">
      <style:text-properties style:font-name="Arial" officeooo:rsid="00195957"/>
    </style:style>
    <style:style style:name="T26" style:family="text">
      <style:text-properties style:font-name="Arial" officeooo:rsid="0015eca4"/>
    </style:style>
    <style:style style:name="T27" style:family="text">
      <style:text-properties style:font-name="Arial" officeooo:rsid="0016c4d8"/>
    </style:style>
    <style:style style:name="T28" style:family="text">
      <style:text-properties style:font-name="Arial" officeooo:rsid="001830ad"/>
    </style:style>
    <style:style style:name="T29" style:family="text">
      <style:text-properties style:font-name="Arial" officeooo:rsid="00053ab6"/>
    </style:style>
    <style:style style:name="T30" style:family="text">
      <style:text-properties style:font-name="Arial" officeooo:rsid="00060562"/>
    </style:style>
    <style:style style:name="T31" style:family="text">
      <style:text-properties fo:color="#000000" loext:opacity="100%" style:font-name="Arial" fo:font-size="12pt" officeooo:rsid="001a8b5c" fo:background-color="#ffffff" loext:char-shading-value="0" style:font-size-asian="12pt" style:font-size-complex="12pt"/>
    </style:style>
    <style:style style:name="T32" style:family="text">
      <style:text-properties fo:color="#000000" loext:opacity="100%" style:font-name="Arial" fo:font-size="12pt" officeooo:rsid="0017f80f" fo:background-color="#ffffff" loext:char-shading-value="0" style:font-size-asian="12pt" style:font-size-complex="12pt"/>
    </style:style>
    <style:style style:name="T33" style:family="text">
      <style:text-properties style:font-name="Arial" fo:font-style="italic"/>
    </style:style>
    <style:style style:name="T34" style:family="text">
      <style:text-properties style:font-name="Arial" fo:font-style="italic" officeooo:rsid="00349f16"/>
    </style:style>
    <style:style style:name="T35" style:family="text">
      <style:text-properties style:font-name="Arial" fo:font-size="12pt" officeooo:rsid="00216301" style:font-size-asian="12pt" style:font-size-complex="12pt"/>
    </style:style>
    <style:style style:name="T36" style:family="text">
      <style:text-properties style:font-name="Arial" fo:font-size="12pt" officeooo:rsid="00060562" style:font-size-asian="12pt" style:font-size-complex="12pt"/>
    </style:style>
    <style:style style:name="T37" style:family="text">
      <style:text-properties fo:color="#000000" loext:opacity="100%" style:font-name="Arial" fo:font-size="12pt" fo:background-color="#ffffff" loext:char-shading-value="0" style:font-size-asian="12pt" style:font-size-complex="12pt"/>
    </style:style>
    <style:style style:name="T38" style:family="text">
      <style:text-properties fo:color="#000000" loext:opacity="100%" style:font-name="Arial" fo:font-size="12pt" fo:font-style="italic" fo:background-color="#ffffff" loext:char-shading-value="0"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oject Management System <text:span text:style-name="T1">(Draft 2)</text:span></text:h>
      <text:p text:style-name="P2"><text:span text:style-name="T2">The final year project is the cornerstone of any undergraduate degree academic program. </text:span><text:span text:style-name="T3">Often being a year long process, it</text:span><text:span text:style-name="T4"> is structured as a feedback loop where</text:span><text:span text:style-name="T3">by students are expected to iterate over their ‘Dissertation’ – a comprehensive document describing the project’s aims, literature review, methodology and its results – based on their supervisor’s feedback. </text:span><text:span text:style-name="T5">The quality of this supervisory relationship directly shapes the students’ academic success</text:span><text:span text:style-name="T6">, </text:span><text:span text:style-name="T7">and by extension, their employability and satisfaction, which are key metrics for any reputable institution.</text:span></text:p>
      <text:p text:style-name="P3"/>
      <text:p text:style-name="P4"><text:span text:style-name="T8">However, </text:span><text:span text:style-name="T6">a</text:span><text:span text:style-name="T9">ccording to</text:span><text:span text:style-name="T6"> a recent paper on </text:span><text:span text:style-name="T10">project</text:span><text:span text:style-name="T6"> supervision </text:span><text:span text:style-name="T11">(Stynes, P. and Pathak, P., 2022)</text:span><text:span text:style-name="T6">, </text:span><text:span text:style-name="T8">t</text:span><text:span text:style-name="T12">he traditional supervisory process for final year projects is not scalable. </text:span><text:span text:style-name="T13">While </text:span><text:span text:style-name="T9">the</text:span><text:span text:style-name="T13"> research focuses mainly on the postgraduate level, its underlying principles – the supervisor’s finite time and attention, and one-on-one mentorship – are directly applicable for undergraduate programs</text:span><text:span text:style-name="T13"> </text:span><text:span text:style-name="T14">as well</text:span><text:span text:style-name="T10">. </text:span><text:span text:style-name="T15">This lack of scalability</text:span><text:span text:style-name="T12"> </text:span><text:span text:style-name="T15">leads to </text:span><text:span text:style-name="T6">significant administrative burdens for academics and degrad</text:span><text:span text:style-name="T16">es</text:span><text:span text:style-name="T6"> the quality of the </text:span><text:span text:style-name="T10">supervisory feedback</text:span><text:span text:style-name="T6">, particularly within institutions with high enrollment numbers. </text:span><text:span text:style-name="T17">As a result of these operational inefficiencies, the quality of final year projects may suffer, affecting the institution’s academic output and its credibility.</text:span><text:span text:style-name="T6"> </text:span><text:span text:style-name="T17">This is an emerging problem within</text:span><text:span text:style-name="T18"> the</text:span><text:span text:style-name="T19"> University of Mauritius’ (UOM) Faculty of Information and Communications Technology (FOICDT) </text:span><text:span text:style-name="T17">whereby the total</text:span><text:span text:style-name="T19"> </text:span><text:span text:style-name="T17">enrollment has increased</text:span><text:span text:style-name="T19"> from </text:span><text:span text:style-name="T20">916</text:span><text:span text:style-name="T19"> </text:span><text:span text:style-name="T20">in 2020</text:span><text:span text:style-name="T19"> to </text:span><text:span text:style-name="T20">1339</text:span><text:span text:style-name="T19"> in 2022 </text:span><text:span text:style-name="T20">(University of Mauritius, 2025)</text:span><text:span text:style-name="T19">, representing an increase in </text:span><text:span text:style-name="T20">46.2</text:span><text:span text:style-name="T19">%</text:span><text:span text:style-name="T18">.</text:span></text:p>
      <text:p text:style-name="P5"/>
      <text:p text:style-name="P6"><text:span text:style-name="T21">S</text:span><text:span text:style-name="T22">upervisors who are already encumbered from managing multiple students, including different versions of each of their work, have seen their workload increase further. Much of it comprises of </text:span><text:span text:style-name="T23">the </text:span><text:span text:style-name="T24">menial tasks of</text:span><text:span text:style-name="T22"> </text:span><text:span text:style-name="T25">managing</text:span><text:span text:style-name="T26"> </text:span><text:span text:style-name="T25">communications via email</text:span><text:span text:style-name="T26">, progress tracking, </text:span><text:span text:style-name="T27">rescheduling meetings</text:span><text:span text:style-name="T26"> </text:span><text:span text:style-name="T27">due to conflicting schedules </text:span><text:span text:style-name="T26">and most notably, document management which includes the repetitive task of checking drafts, often consisting of thousands of words, for </text:span><text:span text:style-name="T28">compliance with feedback</text:span><text:span text:style-name="T26">. </text:span><text:span text:style-name="T25">Thus, a greater portion of the workload is dedicated to handling administrative overhead </text:span><text:span text:style-name="T21">as opposed to their core responsibilities </text:span><text:span text:style-name="T25">such as teaching, supervising and research, impacting the quantity and quality of feedback provided</text:span><text:span text:style-name="T21">. </text:span><text:span text:style-name="T27">Evidently, </text:span><text:soft-page-break/><text:span text:style-name="T27">these affect the students as well since providing insufficient or vague feedback makes it more difficult to identify and resolve underlying issues, triggering a loss in motivation for both parties. </text:span></text:p>
      <text:p text:style-name="P7"/>
      <text:p text:style-name="P8"><text:span text:style-name="T29">Therefore, these processes will greatly benefit from having automated workflows to assist in mitigating the issues mentioned. The expected outcome of incorporating digital tools into dissertation supervision is for there to be a significant reduction in administrative load for the supervisors, leaving more time for them to conduct frequent and constructive meetings with the students. </text:span><text:span text:style-name="T30">The core features of such type of software will consist of meeting scheduling and notification, project management, AI-powered feedback checker and a progress logger. The first aims to provides a framework for effective communication to take place, thus, ensuring that the objectives and expectations for both the students and supervisors are aligned, reducing potential misunderstandings. The project management and feedback checker sub-systems will work in conjunction to make sure that both parties are always using the latest versions of the documents, while also performing a form of regression testing to verify that previously addressed feedback remains implemented, preventing earlier issues from re-emerging in later drafts. Lastly, the progress logger will keep track of all changes made to the drafts, providing a way to audit revisions and goals for both the supervisors and the students.</text:span></text:p>
      <text:p text:style-name="P9"/>
      <text:p text:style-name="P10"><text:span text:style-name="T30">Existing software solutions include Learning Management Systems (LMS) and Thesis Management Systems (TMS). While LMS are not specifically designed for dissertation management, they comprise of communication tools to schedule meetings and reminders. A notable example include Moodle Gateway Database, that allows for students to submit document drafts and meeting recordings as records in a database and for supervisors to follow up on those drafts such as providing feedback and sending reminders (Wordpress.com, 2025). TMS platforms such as Creatrix, on the other hand, are designed to streamline the dissertation lifecycle. Creatrix – encompassing both LMS and TMS - offers comprehensive features including document tracking, automated reminders upon work submission, feedback acceptance and low-code/no-code capabilities for further workflow automation </text:span><text:span text:style-name="T12">(Creatrixcampus.com, 2025). </text:span><text:span text:style-name="T30">Other TMS also provide transparency to the </text:span><text:soft-page-break/><text:span text:style-name="T30">dissertation and supervision process by keeping an audit of communications and students’ work progressions.</text:span><text:span text:style-name="T12"> </text:span><text:span text:style-name="T30">These solutions have the advantage of providing integration with a university’s student information system. </text:span></text:p>
      <text:p text:style-name="P10"><text:span text:style-name="T30"/></text:p>
      <text:p text:style-name="P11">However, a COTS approach – adapting these LMS/TMS platforms to cater to the specific requirements of the project management system – poses considerable risks and flaws such as the inherent lack of flexibility and customisation without compromising requirements as well as being packaged with unwanted features which is the case for Creatrix since it forms part of a software suite. The core problem with these platforms is that while they centralize document and feedback storage, the pertinent issue of automating the review process remains unsolved since it is still left as a manual task for the supervisor.</text:p>
      <text:p text:style-name="P10"><text:span text:style-name="T12"/></text:p>
      <text:h text:style-name="P12" text:outline-level="1" text:is-list-header="true"><text:span text:style-name="T29">References</text:span></text:h>
      <text:p text:style-name="P13"><text:span text:style-name="T31">1</text:span><text:span text:style-name="T32">. </text:span><text:span text:style-name="T12">Stynes, P. and Pathak, P., 2022. A Research Supervision Framework for Quality and Scalability. In </text:span><text:span text:style-name="T33">CSEDU (2)</text:span><text:span text:style-name="T12"> (pp. 395-403).</text:span></text:p>
      <text:p text:style-name="P14"><text:span text:style-name="T20">2. </text:span><text:span text:style-name="T12">University of Mauritius (202</text:span><text:span text:style-name="T20">5</text:span><text:span text:style-name="T12">). </text:span><text:span text:style-name="T34">UoM Students Statistics – Students Enrolment (ASRO)</text:span><text:span text:style-name="T12">. [online] Available at: </text:span><text:a xlink:type="simple" xlink:href="https://sites.google.com/uom.ac.mu/uomstudentsstatistics/students-enrolment-asro" office:target-frame-name="_blank" xlink:show="new" text:style-name="Internet_20_link" text:visited-style-name="Visited_20_Internet_20_Link"><text:span text:style-name="T12">https://sites.google.com/uom.ac.mu/uomstudentsstatistics/students-enrolment-asro</text:span></text:a><text:span text:style-name="T12"> [Accessed 3 September 2025].</text:span></text:p>
      <text:p text:style-name="P15"><text:span text:style-name="T35">4</text:span><text:span text:style-name="T36">. </text:span><text:span text:style-name="T37">Creatrixcampus.com. (2025). </text:span><text:span text:style-name="T38">Thesis Management System</text:span><text:span text:style-name="T37">. [online] Available at: </text:span><text:a xlink:type="simple" xlink:href="https://www.creatrixcampus.com/thesis-management-system" text:style-name="Internet_20_link" text:visited-style-name="Visited_20_Internet_20_Link"><text:span text:style-name="T12">https://www.creatrixcampus.com/thesis-management-system</text:span></text:a><text:span text:style-name="T37"> [Accessed 24 Aug. 2025].</text:span></text:p>
      <text:p text:style-name="P16">‌</text:p>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3T19:07:21.008261277</meta:creation-date>
    <dc:date>2025-09-03T17:00:52.468473193</dc:date>
    <meta:editing-duration>P1DT2H4M16S</meta:editing-duration>
    <meta:editing-cycles>9</meta:editing-cycles>
    <meta:generator>LibreOffice/25.2.3.2$Linux_X86_64 LibreOffice_project/520$Build-2</meta:generator>
    <meta:document-statistic meta:table-count="0" meta:image-count="0" meta:object-count="0" meta:page-count="3" meta:paragraph-count="12" meta:word-count="853" meta:character-count="6110" meta:non-whitespace-character-count="5259"/>
  </office:meta>
</office:document-meta>
</file>